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00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2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53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54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55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7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58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59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60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61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62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63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64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65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66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67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68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69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70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71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72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73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74" style:family="text">
      <style:text-properties fo:font-size="12.00pt" fo:font-weight="bold" fo:font-family="'Liberation Mono'" style:font-family-asian="'Liberation Mono'" style:font-family-complex="'Liberation Mono'" fo:background-color="#ffff00" style:use-window-font-color="true"/>
    </style:style>
    <style:style style:name="T75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7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78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9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1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82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3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</office:automatic-styles>
  <office:body>
    <office:text>
      <text:p text:style-name="P1"><text:span text:style-name="T1">Questions on Data Structure</text:span></text:p>
      <text:p text:style-name="P1"><text:span text:style-name="T2"/></text:p>
      <text:p text:style-name="P1"><text:span text:style-name="T3">1)How to find MST using Kruskal’s algorithm?</text:span></text:p>
      <text:p text:style-name="P1"><text:span text:style-name="T4"/></text:p>
      <text:p text:style-name="P1"><text:span text:style-name="T5">2)Job Sequencing Problem using Disjoint Set</text:span></text:p>
      <text:p text:style-name="P1"><text:span text:style-name="T6"/></text:p>
      <text:p text:style-name="P1"><text:span text:style-name="T7">3)Cycle Detection</text:span></text:p>
      <text:p text:style-name="P1"><text:span text:style-name="T8"/></text:p>
      <text:p text:style-name="P1"><text:span text:style-name="T9">4)City With the Smallest Number of Neighbors at a Threshold Distance</text:span></text:p>
      <text:p text:style-name="P1"><text:span text:style-name="T10"/></text:p>
      <text:p text:style-name="P1"><text:span text:style-name="T11">5)Difference between Smallest and Largest Component of the graph after each Query.</text:span></text:p>
      <text:p text:style-name="P1"><text:span text:style-name="T12"/></text:p>
      <text:p text:style-name="P1"><text:span text:style-name="T13">6)Equation satisfiability check</text:span></text:p>
      <text:p text:style-name="P1"><text:span text:style-name="T14"/></text:p>
      <text:p text:style-name="P1"><text:span text:style-name="T15">7)Evaluate the Fractions</text:span></text:p>
      <text:p text:style-name="P1"><text:span text:style-name="T16">Input:<text:s/></text:span><text:span text:style-name="T17">fractions[]=[[“a”, “b”], [“b”, “c”]], values[]=[2.0, 3.0], queries=[[“a”,”c”],[“b”,”a”],[“a”,”e”],[“a”,”a”],[“x”,”x”]] </text:span></text:p>
      <text:p text:style-name="P1"><text:span text:style-name="T18"/></text:p>
      <text:p text:style-name="P1"><text:span text:style-name="T19">8)Substring segment query &amp; modification</text:span></text:p>
      <text:p text:style-name="P1"><text:span text:style-name="T20">Input:<text:s/></text:span><text:span text:style-name="T21">S = ‘AABBBCCCC’, queries = [[1 0], [2 1], [1 0], [2 2], [1 3]] </text:span></text:p>
      <text:p text:style-name="P1"><text:span text:style-name="T22">Input:<text:s/></text:span><text:span text:style-name="T23">S = ‘XXYYY’, queries = [[1 3], [2 3], [1 2]] </text:span></text:p>
      <text:p text:style-name="P1"><text:span text:style-name="T24"/></text:p>
      <text:p text:style-name="P1"><text:span text:style-name="T25">9)Maximum number of soldier in a team</text:span></text:p>
      <text:p text:style-name="P1"><text:span text:style-name="T26">Input:<text:s/></text:span><text:span text:style-name="T27">N = 4, arr = [[1, 2], [2, 3], [2, 4], [2, 5]] </text:span></text:p>
      <text:p text:style-name="P1"><text:span text:style-name="T28">Input:<text:s/></text:span><text:span text:style-name="T29">N = 8, arr = [[1, 2], [2, 3], [3, 4], [3, 5], [6, 7], [7, 8], [7, 9], [7, 10]] </text:span></text:p>
      <text:p text:style-name="P1"><text:span text:style-name="T30">Input:<text:s/></text:span><text:span text:style-name="T31">N=3, arr=[[1, 2], [2, 3], [3, 1]] </text:span></text:p>
      <text:p text:style-name="P1"><text:span text:style-name="T32"/></text:p>
      <text:p text:style-name="P1"><text:span text:style-name="T33">10)Minimum difference between components of the Graph after each query</text:span></text:p>
      <text:p text:style-name="P1"><text:span text:style-name="T34">Input:<text:s/></text:span><text:span text:style-name="T35">N = 2, Q = 1, queries = [[1 2]] </text:span></text:p>
      <text:p text:style-name="P1"><text:span text:style-name="T36">Input:<text:s/></text:span><text:span text:style-name="T37">N = 4, Q = 2, queries = [[1 2], [2 4]] </text:span></text:p>
      <text:p text:style-name="P1"><text:span text:style-name="T38"/></text:p>
      <text:p text:style-name="P1"><text:span text:style-name="T39">11)Minimum cost to provide water</text:span></text:p>
      <text:p text:style-name="P1"><text:span text:style-name="T40">Input:<text:s/></text:span><text:span text:style-name="T41">N=3, wells=[1, 2, 2], pipes=[[1 2 1], [2 3 1]] </text:span></text:p>
      <text:p text:style-name="P1"><text:span text:style-name="T42">Input:<text:s/></text:span><text:span text:style-name="T43">N=4, wells[1, 1, 1, 1], pipes=[[1 2 100], [2 3 100], [2 4 50]] </text:span></text:p>
      <text:p text:style-name="P1"><text:span text:style-name="T44"/></text:p>
      <text:p text:style-name="P1"><text:span text:style-name="T45">12)Minimum operations for adjacent E and E+1 pairing</text:span></text:p>
      <text:p text:style-name="P1"><text:span text:style-name="T46">Input:<text:s/></text:span><text:span text:style-name="T47">N = 2, arr[] = {3, 0, 2, 1} </text:span></text:p>
      <text:p text:style-name="P1"><text:span text:style-name="T48">Input:<text:s/></text:span><text:span text:style-name="T49">N = 3, arr[] = {1, 0, 3, 2, 4, 5} </text:span></text:p>
      <text:p text:style-name="P1"><text:span text:style-name="T50"/></text:p>
      <text:p text:style-name="P1"><text:span text:style-name="T51">13)Disjoint Set Union on Trees</text:span></text:p>
      <text:p text:style-name="P1"><text:span text:style-name="T52">Input:</text:span><text:span text:style-name="T53"><text:s/>Number of nodes = 7</text:span></text:p>
      <text:p text:style-name="P1"><text:span text:style-name="T53"><text:s text:c="7"/>Weights of nodes = 1 2 6 4 2 0 3</text:span></text:p>
      <text:p text:style-name="P1"><text:span text:style-name="T53"><text:s text:c="7"/>Edges = (1, 2), (1, 3), (2, 4), </text:span></text:p>
      <text:p text:style-name="P2"><text:span text:style-name="T53"><text:s text:c="16"/>(2, 5), (4, 6), (6, 7)</text:span></text:p>
      <text:p text:style-name="P2"><text:span text:style-name="T54">Input:<text:s/></text:span><text:span text:style-name="T55">Number of nodes = 6</text:span></text:p>
      <text:p text:style-name="P2"><text:span text:style-name="T55"><text:s text:c="7"/>Weights of nodes = 2 4 0 2 2 6</text:span></text:p>
      <text:p text:style-name="P2"><text:span text:style-name="T55"><text:s text:c="7"/>Edges = (1, 2), (2, 3), (3, 4), </text:span></text:p>
      <text:p text:style-name="P2"><text:span text:style-name="T55"><text:s text:c="15"/>(4, 5), (1, 6)</text:span></text:p>
      <text:p text:style-name="P2"><text:span text:style-name="T56"/></text:p>
      <text:p text:style-name="P2"><text:span text:style-name="T57">14)Union By Rank and Path Compression in Union-Find Algorithm.</text:span></text:p>
      <text:p text:style-name="P2"><text:span text:style-name="T57">15)Search and Insertion in K Dimensional tree.</text:span></text:p>
      <text:p text:style-name="P2"><text:span text:style-name="T57">16)Find minimum in K Dimensional Tree</text:span></text:p>
      <text:p text:style-name="P2"><text:span text:style-name="T57">17)Power Set in Lexicographic order</text:span></text:p>
      <text:p text:style-name="P2"><text:span text:style-name="T58">Input:</text:span><text:span text:style-name="T59"><text:s/>abc</text:span></text:p>
      <text:p text:style-name="P2"><text:span text:style-name="T59">18)Word Break Problem using Backtracking</text:span></text:p>
      <text:p text:style-name="P2"><text:span text:style-name="T60">Input</text:span><text:span text:style-name="T61">: "ilikesamsungmobile"</text:span></text:p>
      <text:p text:style-name="P2"><text:span text:style-name="T62">Input</text:span><text:span text:style-name="T63">: "ilikeicecreamandmango"</text:span></text:p>
      <text:p text:style-name="P2"><text:span text:style-name="T63">19)Partition of a set into K subsets with equal sum</text:span></text:p>
      <text:p text:style-name="P2"><text:span text:style-name="T64">Input</text:span><text:span text:style-name="T65">: arr = [2, 1, 4, 5, 6], K = 3</text:span></text:p>
      <text:p text:style-name="P2"><text:span text:style-name="T66">Input</text:span><text:span text:style-name="T67">: arr = [2, 1, 5, 5, 6], K = 3</text:span></text:p>
      <text:p text:style-name="P2"><text:span text:style-name="T67">20)Longest Possible Route in a Matrix with Hurdles</text:span></text:p>
      <text:p text:style-name="P2"><text:span text:style-name="T67">21)Find shortest safe route in a path with landmines</text:span></text:p>
      <text:p text:style-name="P2"><text:span text:style-name="T68">Input:<text:s/></text:span><text:span text:style-name="T69">A 12 x 10 matrix with landmines marked as 0</text:span></text:p>
      <text:p text:style-name="P2"><text:span text:style-name="T69">22)Print all Palindromic Partitions Using Bit Manipulation</text:span></text:p>
      <text:p text:style-name="P2"><text:span text:style-name="T70">Input</text:span><text:span text:style-name="T71">: nitin </text:span></text:p>
      <text:p text:style-name="P2"><text:span text:style-name="T72">Input</text:span><text:span text:style-name="T73">: geeks </text:span></text:p>
      <text:p text:style-name="P2"><text:span text:style-name="T73">23)Print all longest common sub-sequences in lexicographical order</text:span></text:p>
      <text:p text:style-name="P2"><text:span text:style-name="T74">Input</text:span><text:span text:style-name="T75">: str1 = "abcabcaa", str2 = "acbacba"</text:span></text:p>
      <text:p text:style-name="P2"><text:span text:style-name="T75">24)Implement random-0-6-Generator using the given random-0-1-Generator</text:span></text:p>
      <text:p text:style-name="P2"><text:span text:style-name="T75">25)Select a random number from stream, with O(1) space</text:span></text:p>
      <text:p text:style-name="P2"><text:span text:style-name="T75">26)Random number generator in arbitrary probability distribution fashion</text:span></text:p>
      <text:p text:style-name="P2"><text:span text:style-name="T75">27)Reservoir Sampling</text:span></text:p>
      <text:p text:style-name="P2"><text:span text:style-name="T76"/></text:p>
      <text:p text:style-name="P2"><text:span text:style-name="T77">28)Implement a skip list, a data structure that allows for efficient search, insertion, and deletion operations in O(log n) time. </text:span></text:p>
      <text:p text:style-name="P2"><text:span text:style-name="T77">29)Implement a segment tree with lazy propagation. Support range queries and updates efficiently. </text:span></text:p>
      <text:p text:style-name="P2"><text:span text:style-name="T77">30)Implement a Bloom filter, a probabilistic data structure for set membership testing with false positives. </text:span></text:p>
      <text:p text:style-name="P2"><text:span text:style-name="T77">31)Implement a persistent segment tree, where each update creates a new version of the tree, allowing for efficient querying of the data structure at different points in time. </text:span></text:p>
      <text:p text:style-name="P2"><text:span text:style-name="T77">32)Implement the Aho-Corasick algorithm for efficient string matching in a set of patterns against a given text. </text:span></text:p>
      <text:p text:style-name="P2"><text:span text:style-name="T77">33)Implement Kruskal's algorithm to find the minimum spanning tree of a connected, undirected graph. </text:span></text:p>
      <text:p text:style-name="P2"><text:span text:style-name="T77">34)Given a directed acyclic graph, implement an algorithm to perform topological sorting, i.e., linearly ordering the vertices such that for every directed edge (u, v), vertex u comes before v in the ordering. </text:span></text:p>
      <text:p text:style-name="P2"><text:span text:style-name="T77">35)Implement the insertion and deletion operations for a B-tree, a self-balancing search tree data structure. </text:span></text:p>
      <text:p text:style-name="P2"><text:span text:style-name="T77">36)Implement the insertion and deletion operations for an AVL tree, a self-balancing binary search tree. </text:span></text:p>
      <text:p text:style-name="P2"><text:span text:style-name="T77">37)Implement a radix tree, also known as a Patricia trie, which is a compressed trie where each node with only one child is merged with its child. </text:span></text:p>
      <text:p text:style-name="P2"><text:span text:style-name="T77">38)Implement a Fenwick tree (Binary Indexed Tree) to support efficient prefix sum queries and updates. </text:span></text:p>
      <text:p text:style-name="P2"><text:span text:style-name="T77">39)Implement a Treap, a randomized binary search tree that combines the properties of a binary search tree and a heap. </text:span></text:p>
      <text:p text:style-name="P2"><text:span text:style-name="T77">40)Implement the insertion and deletion operations for a red-black tree, a self-balancing binary search tree. </text:span></text:p>
      <text:p text:style-name="P2"><text:span text:style-name="T77">41)Extend the basic union-find data structure to support weighted union and path compression to achieve better time complexity. </text:span></text:p>
      <text:p text:style-name="P2"><text:span text:style-name="T77">42)Implement the Huffman coding algorithm to compress and decompress data efficiently. </text:span></text:p>
      <text:p text:style-name="P2"><text:span text:style-name="T77">43)Implement a splay tree, a self-adjusting binary search tree with the property that recently accessed elements are quick to access again. </text:span></text:p>
      <text:p text:style-name="P2"><text:span text:style-name="T77">44)Implement a skip graph, an alternative to skip lists, that supports efficient search, insertion, and deletion. </text:span></text:p>
      <text:p text:style-name="P2"><text:span text:style-name="T77">45)Implement algorithms to detect if a graph has an Eulerian path or circuit and find the path or circuit if it exists. </text:span></text:p>
      <text:p text:style-name="P2"><text:span text:style-name="T77">46)Implement the construction of a Cartesian tree, a binary tree derived from a sequence of numbers that can be uniquely reconstructed. </text:span></text:p>
      <text:p text:style-name="P2"><text:span text:style-name="T77">47)Implement the Hopcroft-Karp algorithm to find the maximum cardinality matching in a bipartite graph. </text:span></text:p>
      <text:p text:style-name="P2"><text:span text:style-name="T77">48)Implement an algorithm to construct the suffix array for a given string, which is an array of all suffixes of the string sorted lexicographically. </text:span></text:p>
      <text:p text:style-name="P2"><text:span text:style-name="T77">49)Modify the basic Bloom filter implementation to allow for a controlled rate of false negatives. </text:span></text:p>
      <text:p text:style-name="P2"><text:span text:style-name="T77">50)Implement an XOR linked list, a memory-efficient data structure where each node stores the XOR combination of addresses of its previous and next nodes. </text:span></text:p>
      <text:p text:style-name="P2"><text:span text:style-name="T77">51)Extend the skip graph implementation and implement a search algorithm to efficiently find elements in the skip graph. </text:span></text:p>
      <text:p text:style-name="P2"><text:span text:style-name="T77">52)Modify the B-tree implementation to support range queries, i.e., finding all elements within a given range. </text:span></text:p>
      <text:p text:style-name="P2"><text:span text:style-name="T77">53)Implement Donald Knuth's Dancing Links algorithm for solving the Exact Cover problem, which is widely used in constraint satisfaction problems. </text:span></text:p>
      <text:p text:style-name="P2"><text:span text:style-name="T77">54)Extend the basic union-find data structure to support persistence, allowing for efficient querying of the data structure at different points in time. </text:span></text:p>
      <text:p text:style-name="P2"><text:span text:style-name="T77">55)Implement an algorithm to construct the suffix automaton for a given string, which is a compact data structure for pattern matching. </text:span></text:p>
      <text:p text:style-name="P2"><text:span text:style-name="T77">56)Implement a double-ended priority queue that supports insertion and deletion at both ends in O(log n) time. </text:span></text:p>
      <text:p text:style-name="P2"><text:span text:style-name="T77">57)Implement a double-ended priority queue that supports insertion and deletion at both ends in O(log n) time. </text:span></text:p>
      <text:p text:style-name="P2"><text:span text:style-name="T77">58)Implement Edmonds' Blossom algorithm for finding maximum cardinality matching in general graphs, not just bipartite graphs. </text:span></text:p>
      <text:p text:style-name="P2"><text:span text:style-name="T77">59)Implement a sparse table data structure to efficiently answer static range queries, such as finding the minimum or maximum element in a given range. </text:span></text:p>
      <text:p text:style-name="P2"><text:span text:style-name="T77">60)Implement the construction of a wavelet tree, a tree-based data structure for efficient range queries on large datasets. </text:span></text:p>
      <text:p text:style-name="P2"><text:span text:style-name="T77">61)Implement a Link-Cut Tree, a dynamic tree data structure that supports link-cut operations efficiently. </text:span></text:p>
      <text:p text:style-name="P2"><text:span text:style-name="T77">62)Design a data structure that supports dynamic connectivity queries along with the ability to dynamically add or remove edges in near constant time. </text:span></text:p>
      <text:p text:style-name="P2"><text:span text:style-name="T77">63)Extend the persistent segment tree to include lazy propagation for range updates. </text:span></text:p>
      <text:p text:style-name="P2"><text:span text:style-name="T77">64)Implement a ternary search tree, a space-optimized trie data structure that combines the advantages of binary search trees and digital search tries. </text:span></text:p>
      <text:p text:style-name="P2"><text:span text:style-name="T77">65)Implement a pattern matching algorithm using the suffix automaton to find occurrences of a pattern in a given text. </text:span></text:p>
      <text:p text:style-name="P2"><text:span text:style-name="T77">66)Implement Heavy-Light Decomposition, a technique for efficiently solving various problems on trees. </text:span></text:p>
      <text:p text:style-name="P2"><text:span text:style-name="T77">67)Implement RMQ (Range Minimum Query) using Cartesian trees to efficiently find the minimum element in a given range. </text:span></text:p>
      <text:p text:style-name="P2"><text:span text:style-name="T77">68)Implement a data structure that efficiently maintains a dynamic set of linear functions and supports queries for the maximum value at a given point. </text:span></text:p>
      <text:p text:style-name="P2"><text:span text:style-name="T77">69)Implement a Scapegoat Tree, a self-balancing binary search tree that guarantees efficient operations with a controlled imbalance. </text:span></text:p>
      <text:p text:style-name="P2"><text:span text:style-name="T77">70)Implement a Y-fast trie, a space-efficient data structure for dynamic order statistics queries.<text:s/></text:span><text:span text:style-name="T78"/></text:p>
      <text:p text:style-name="P2"><text:span text:style-name="T79">71)Design a cache-oblivious data structure that efficiently utilizes the cache at different levels while maintaining optimal performance. </text:span></text:p>
      <text:p text:style-name="P2"><text:span text:style-name="T79">72)Implement a non-blocking skip list, a concurrent data structure that allows for concurrent insertions, deletions, and searches. </text:span></text:p>
      <text:p text:style-name="P2"><text:span text:style-name="T80"/></text:p>
      <text:p text:style-name="P2"><text:span text:style-name="T81">73)Implement fractional cascading, a technique for speeding up binary searches in a sequence of data structures. </text:span></text:p>
      <text:p text:style-name="P2"><text:span text:style-name="T81">74)Extend the basic B-tree implementation to support persistence, allowing for efficient querying of the data structure at different points in time. </text:span></text:p>
      <text:p text:style-name="P2"><text:span text:style-name="T81">75)Implement a self-balancing binary search tree (SBT) that supports efficient insertions, deletions, and queries. </text:span></text:p>
      <text:p text:style-name="P2"><text:span text:style-name="T81">76)Design an external memory data structure that efficiently uses disk I/O for large datasets. </text:span></text:p>
      <text:p text:style-name="P2"><text:span text:style-name="T81">77)Implement a layered range tree, a multidimensional range tree variant for efficient multidimensional range queries. </text:span></text:p>
      <text:p text:style-name="P2"><text:span text:style-name="T81">78)Implement the construction and search operations for a k-dimensional tree (K-D tree) to efficiently answer multidimensional queries. </text:span></text:p>
      <text:p text:style-name="P2"><text:span text:style-name="T81">79)Extend the basic red-black tree implementation to support persistence, allowing for efficient querying at different points in time. </text:span></text:p>
      <text:p text:style-name="P2"><text:span text:style-name="T81">80)Implement the Burstsort algorithm, a cache-efficient external sorting algorithm. </text:span></text:p>
      <text:p text:style-name="P2"><text:span text:style-name="T81">81)Implement a WAVL tree, a self-balancing binary search tree with the properties of both AVL trees and weight-balanced trees. </text:span></text:p>
      <text:p text:style-name="P2"><text:span text:style-name="T81">82)Design a cache-oblivious search tree that efficiently uses cache at different levels while maintaining optimal performance. </text:span></text:p>
      <text:p text:style-name="P2"><text:span text:style-name="T81">83)Implement the construction of a Yao graph, a graph used in computational geometry for nearest neighbor searching. </text:span></text:p>
      <text:p text:style-name="P2"><text:span text:style-name="T81">84)Design a dynamic data structure for graph connectivity that efficiently handles edge insertions and deletions. </text:span></text:p>
      <text:p text:style-name="P2"><text:span text:style-name="T81">85)Implement an Euler Tour Tree, a dynamic tree data structure that supports path queries and updates efficiently. <text:tab/></text:span></text:p>
      <text:p text:style-name="P2"><text:span text:style-name="T81">86)Implement a two-level tree, a data structure that combines the advantages of both trie and binary search tree. </text:span></text:p>
      <text:p text:style-name="P2"><text:span text:style-name="T81">87)Implement the Lempel-Ziv-Welch compression algorithm, a dictionary-based compression algorithm widely used in data compression. </text:span></text:p>
      <text:p text:style-name="P2"><text:span text:style-name="T81">88)Implement a Van Emde Boas tree, a data structure that supports searching, insertion, deletion, minimum, and maximum operations in O(log log U) time. </text:span></text:p>
      <text:p text:style-name="P2"><text:span text:style-name="T81">89)Extend the link-cut tree implementation to support path sum queries, i.e., finding the sum of values on a path in the tree.<text:s/></text:span><text:span text:style-name="T82"/></text:p>
      <text:p text:style-name="P2"><text:span text:style-name="T83">90)Implement an algorithm for online suffix tree construction, allowing for efficient updates to the suffix tree as the input string grows. </text:span></text:p>
      <text:p text:style-name="P2"><text:span text:style-name="T83">91)Implement an algorithm that utilizes elliptic curves for integer factorization. </text:span></text:p>
      <text:p text:style-name="P2"><text:span text:style-name="T83">92)Extend the basic skip list implementation to support persistence, allowing for efficient querying at different points in time. </text:span></text:p>
      <text:p text:style-name="P2"><text:span text:style-name="T83">93)Implement a wavelet matrix, a data structure for efficient range queries on sequences of integers. </text:span></text:p>
      <text:p text:style-name="P2"><text:span text:style-name="T83">94)Implement a data structure that efficiently handles dynamic range minimum queries, supporting both updates and queries in near constant time. </text:span></text:p>
      <text:p text:style-name="P2"><text:span text:style-name="T83">95)Implement a sqrt decomposition data structure that supports range updates in addition to range queries. </text:span></text:p>
      <text:p text:style-name="P2"><text:span text:style-name="T83">96)Implement an order-statistic tree, a balanced binary search tree that supports order-statistic queries. </text:span></text:p>
      <text:p text:style-name="P2"><text:span text:style-name="T83">97)Extend the Cartesian tree implementation to support persistence, allowing for efficient querying at different points in time. </text:span></text:p>
      <text:p text:style-name="P2"><text:span text:style-name="T83">98)Design a parallel algorithm for binary search that utilizes multiple processors efficiently. </text:span></text:p>
      <text:p text:style-name="P2"><text:span text:style-name="T83">99)Implement an algorithm to enumerate all Eulerian circuits in a graph. </text:span></text:p>
      <text:p text:style-name="P2"><text:span text:style-name="T83">100)Implement an algorithm to triangulate a simple polygon efficiently. </text:span></text:p>
      <text:p text:style-name="P2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